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4cda2a" fo:hyphenate="false" fo:hyphenation-remain-char-count="2" fo:hyphenation-push-char-count="2"/>
    </style:style>
    <style:style style:name="P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4"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fo:hyphenate="false" fo:hyphenation-remain-char-count="2" fo:hyphenation-push-char-count="2"/>
    </style:style>
    <style:style style:name="P5"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03aea30" fo:hyphenate="false" fo:hyphenation-remain-char-count="2" fo:hyphenation-push-char-count="2"/>
    </style:style>
    <style:style style:name="P6"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officeooo:paragraph-rsid="003b62d6" fo:hyphenate="false" fo:hyphenation-remain-char-count="2" fo:hyphenation-push-char-count="2"/>
    </style:style>
    <style:style style:name="P7"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 fo:font-size="12pt" fo:language="en" fo:country="US" fo:font-style="normal" style:font-size-asian="12pt" style:font-style-asian="normal" style:font-size-complex="12pt" style:font-style-complex="normal" fo:hyphenate="false" fo:hyphenation-remain-char-count="2" fo:hyphenation-push-char-count="2"/>
    </style:style>
    <style:style style:name="P8"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9"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officeooo:paragraph-rsid="0047fc60" fo:hyphenate="false" fo:hyphenation-remain-char-count="2" fo:hyphenation-push-char-count="2"/>
    </style:style>
    <style:style style:name="P10" style:family="paragraph" style:parent-style-name="Standard" style:master-page-name="Standard">
      <style:paragraph-properties fo:margin-top="0cm" fo:margin-bottom="0.282cm" loext:contextual-spacing="false" fo:line-height="150%" fo:text-align="justify" style:justify-single-word="false" fo:orphans="2" fo:widows="2" fo:hyphenation-ladder-count="no-limit" style:page-number="auto" style:writing-mode="lr-tb"/>
      <style:text-properties fo:hyphenate="false" fo:hyphenation-remain-char-count="2" fo:hyphenation-push-char-count="2"/>
    </style:style>
    <style:style style:name="P1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5db0a7" fo:hyphenate="false" fo:hyphenation-remain-char-count="2" fo:hyphenation-push-char-count="2"/>
    </style:style>
    <style:style style:name="P1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619536" fo:hyphenate="false" fo:hyphenation-remain-char-count="2" fo:hyphenation-push-char-count="2"/>
    </style:style>
    <style:style style:name="P1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638c22" fo:hyphenate="false" fo:hyphenation-remain-char-count="2" fo:hyphenation-push-char-count="2"/>
    </style:style>
    <style:style style:name="P14" style:family="paragraph" style:parent-style-name="Standard" style:list-style-name="WWNum4">
      <style:paragraph-properties fo:line-height="150%" fo:text-align="justify" style:justify-single-word="false"/>
      <style:text-properties style:font-name="times new roman" fo:font-size="12pt" fo:language="en" fo:country="US" style:font-size-asian="12pt" style:font-size-complex="12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margin-top="0cm" fo:margin-bottom="0.282cm" fo:line-height="150%" fo:text-align="justify"/>
    </style:style>
    <style:style style:name="P18" style:family="paragraph">
      <style:paragraph-properties fo:margin-left="0cm" fo:margin-right="0cm" fo:margin-top="0cm" fo:margin-bottom="0cm" fo:line-height="78%" fo:text-align="center" fo:text-indent="0cm" style:text-autospace="ideograph-alpha"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9" style:family="paragraph">
      <style:paragraph-properties fo:margin-left="0cm" fo:margin-right="0cm" fo:line-height="200%" fo:text-align="justify" fo:text-indent="0cm"/>
    </style:style>
    <style:style style:name="T1"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2" style:family="text">
      <style:text-properties style:font-name="times new roman" fo:font-size="12pt" fo:language="en" fo:country="US" fo:font-style="italic" style:font-size-asian="12pt" style:font-style-asian="italic" style:font-size-complex="12pt" style:font-style-complex="italic"/>
    </style:style>
    <style:style style:name="T3"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7" style:family="text">
      <style:text-properties style:font-name="times new roman"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4" style:family="text">
      <style:text-properties style:font-name="times new roman"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n" fo:country="US" fo:font-style="normal" fo:font-weight="normal" officeooo:rsid="003aea30"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US" fo:font-style="normal" fo:font-weight="normal" officeooo:rsid="00584fa6"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fo:font-weight="normal" officeooo:rsid="0059c8b7" style:font-size-asian="12pt" style:font-style-asian="normal" style:font-weight-asian="normal" style:font-size-complex="12pt" style:font-style-complex="normal" style:font-weight-complex="normal"/>
    </style:style>
    <style:style style:name="T18" style:family="text">
      <style:text-properties style:font-name="times new roman" fo:font-size="12pt" fo:language="en" fo:country="US" fo:font-style="normal" fo:font-weight="normal" officeooo:rsid="005b0ad8"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US" fo:font-style="normal" fo:font-weight="normal" officeooo:rsid="005bce0b" style:font-size-asian="12pt" style:font-style-asian="normal" style:font-weight-asian="normal" style:font-size-complex="12pt" style:font-style-complex="normal" style:font-weight-complex="normal"/>
    </style:style>
    <style:style style:name="T20" style:family="text">
      <style:text-properties style:font-name="times new roman" fo:font-size="12pt" fo:language="en" fo:country="US" fo:font-style="normal" fo:font-weight="normal" officeooo:rsid="005c4f41" style:font-size-asian="12pt" style:font-style-asian="normal" style:font-weight-asian="normal" style:font-size-complex="12pt" style:font-style-complex="normal" style:font-weight-complex="normal"/>
    </style:style>
    <style:style style:name="T21" style:family="text">
      <style:text-properties style:font-name="times new roman" fo:font-size="12pt" fo:language="en" fo:country="US" fo:font-style="normal" fo:font-weight="normal" officeooo:rsid="005c77d1"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en" fo:country="US" fo:font-style="normal" fo:font-weight="normal" officeooo:rsid="005d637e"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en" fo:country="US" fo:font-style="normal" fo:font-weight="normal" officeooo:rsid="005db0a7" style:font-size-asian="12pt" style:font-style-asian="normal" style:font-weight-asian="normal" style:font-size-complex="12pt" style:font-style-complex="normal" style:font-weight-complex="normal"/>
    </style:style>
    <style:style style:name="T24" style:family="text">
      <style:text-properties style:font-name="times new roman" fo:font-size="12pt" fo:language="en" fo:country="US" fo:font-style="normal" fo:font-weight="normal" officeooo:rsid="0060e0f7" style:font-size-asian="12pt" style:font-style-asian="normal" style:font-weight-asian="normal" style:font-size-complex="12pt" style:font-style-complex="normal" style:font-weight-complex="normal"/>
    </style:style>
    <style:style style:name="T25" style:family="text">
      <style:text-properties style:font-name="times new roman" fo:font-size="12pt" fo:language="en" fo:country="US" fo:font-style="normal" fo:font-weight="normal" officeooo:rsid="0060e509" style:font-size-asian="12pt" style:font-style-asian="normal" style:font-weight-asian="normal" style:font-size-complex="12pt" style:font-style-complex="normal" style:font-weight-complex="normal"/>
    </style:style>
    <style:style style:name="T26" style:family="text">
      <style:text-properties style:font-name="times new roman" fo:font-size="12pt" fo:language="en" fo:country="US" fo:font-style="normal" fo:font-weight="normal" officeooo:rsid="00619536" style:font-size-asian="12pt" style:font-style-asian="normal" style:font-weight-asian="normal" style:font-size-complex="12pt" style:font-style-complex="normal" style:font-weight-complex="normal"/>
    </style:style>
    <style:style style:name="T27" style:family="text">
      <style:text-properties style:font-name="times new roman" fo:font-size="12pt" fo:language="en" fo:country="US" fo:font-style="normal" fo:font-weight="normal" officeooo:rsid="00638c22" style:font-size-asian="12pt" style:font-style-asian="normal" style:font-weight-asian="normal" style:font-size-complex="12pt" style:font-style-complex="normal" style:font-weight-complex="normal"/>
    </style:style>
    <style:style style:name="T28" style:family="text">
      <style:text-properties style:font-name="times new roman"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29" style:family="text">
      <style:text-properties style:font-name="times new roman" fo:font-size="12pt" fo:language="en" fo:country="US" fo:font-style="normal" fo:font-weight="normal" officeooo:rsid="005db0a7" fo:background-color="#fff200" loext:char-shading-value="0"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en" fo:country="US" fo:font-style="normal" fo:font-weight="normal" fo:background-color="#fff200" loext:char-shading-value="0" style:font-size-asian="12pt" style:font-style-asian="normal" style:font-weight-asian="normal" style:font-size-complex="12pt" style:font-style-complex="normal" style:font-weight-complex="normal"/>
    </style:style>
    <style:style style:name="T31" style:family="text">
      <style:text-properties style:font-name="times new roman" fo:font-size="12pt" fo:language="en" fo:country="US" fo:font-style="normal" fo:font-weight="normal" officeooo:rsid="0024e37a" fo:background-color="#fff200" loext:char-shading-value="0"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en" fo:country="US" fo:font-style="normal" fo:font-weight="normal" officeooo:rsid="00619536" fo:background-color="#fff200" loext:char-shading-value="0"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en" fo:country="US" fo:font-style="normal" fo:font-weight="normal" officeooo:rsid="00619536" fo:background-color="#fff200"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en" fo:country="US" fo:font-style="normal" fo:font-weight="normal" fo:background-color="#00aaad" loext:char-shading-value="0" style:font-size-asian="12pt" style:font-style-asian="normal" style:font-weight-asian="normal" style:font-size-complex="12pt" style:font-style-complex="normal" style:font-weight-complex="normal"/>
    </style:style>
    <style:style style:name="T35" style:family="text">
      <style:text-properties style:font-name="times new roman" fo:font-size="12pt" fo:language="en" fo:country="US" fo:font-style="normal" style:font-size-asian="12pt" style:font-style-asian="normal" style:font-size-complex="12pt" style:font-style-complex="normal"/>
    </style:style>
    <style:style style:name="T36" style:family="text">
      <style:text-properties style:font-name="times new roman" fo:font-size="12pt" fo:language="en" fo:country="US" fo:font-style="normal" officeooo:rsid="002e4578" style:font-size-asian="12pt" style:font-style-asian="normal" style:font-size-complex="12pt" style:font-style-complex="normal"/>
    </style:style>
    <style:style style:name="T37" style:family="text">
      <style:text-properties style:font-name="times new roman" fo:font-size="12pt" fo:language="en" fo:country="US" fo:font-style="normal" officeooo:rsid="003aea30" style:font-size-asian="12pt" style:font-style-asian="normal" style:font-size-complex="12pt" style:font-style-complex="normal"/>
    </style:style>
    <style:style style:name="T38" style:family="text">
      <style:text-properties style:font-name="times new roman" fo:font-size="12pt" fo:language="en" fo:country="US" fo:font-style="normal" officeooo:rsid="0047fc60" style:font-size-asian="12pt" style:font-style-asian="normal" style:font-size-complex="12pt" style:font-style-complex="normal"/>
    </style:style>
    <style:style style:name="T39" style:family="text">
      <style:text-properties style:font-name="times new roman" fo:font-size="12pt" style:font-size-asian="12pt"/>
    </style:style>
    <style:style style:name="T40"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1" style:family="text">
      <style:text-properties style:text-position="0% 100%"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42" style:family="text">
      <style:text-properties style:text-position="0% 100%" style:font-name="times new roman" fo:font-size="12pt" fo:language="en" fo:country="US" fo:font-style="normal" fo:font-weight="normal" officeooo:rsid="003b62d6" style:font-size-asian="12pt" style:font-style-asian="normal" style:font-weight-asian="normal" style:font-size-complex="12pt" style:font-style-complex="normal" style:font-weight-complex="normal"/>
    </style:style>
    <style:style style:name="T43" style:family="text">
      <style:text-properties style:text-position="0% 100%" style:font-name="times new roman" fo:font-size="12pt" fo:language="en" fo:country="US" fo:font-style="normal" fo:font-weight="normal" officeooo:rsid="0045ead5" style:font-size-asian="12pt" style:font-style-asian="normal" style:font-weight-asian="normal" style:font-size-complex="12pt" style:font-style-complex="normal" style:font-weight-complex="normal"/>
    </style:style>
    <style:style style:name="T44" style:family="text">
      <style:text-properties style:text-position="0% 100%" style:font-name="times new roman" fo:font-size="12pt" fo:language="en" fo:country="US" fo:font-style="normal" fo:font-weight="normal" officeooo:rsid="00475e3e" style:font-size-asian="12pt" style:font-style-asian="normal" style:font-weight-asian="normal" style:font-size-complex="12pt" style:font-style-complex="normal" style:font-weight-complex="normal"/>
    </style:style>
    <style:style style:name="T45" style:family="text">
      <style:text-properties style:text-position="0% 100%" style:font-name="times new roman" fo:font-size="12pt" fo:language="en" fo:country="US" fo:font-style="normal" fo:font-weight="normal" officeooo:rsid="0047fc60" style:font-size-asian="12pt" style:font-style-asian="normal" style:font-weight-asian="normal" style:font-size-complex="12pt" style:font-style-complex="normal" style:font-weight-complex="normal"/>
    </style:style>
    <style:style style:name="T46" style:family="text">
      <style:text-properties style:text-position="0% 100%" style:font-name="times new roman" fo:font-size="12pt" fo:language="en" fo:country="US" fo:font-style="normal" fo:font-weight="normal" officeooo:rsid="0049015f" style:font-size-asian="12pt" style:font-style-asian="normal" style:font-weight-asian="normal" style:font-size-complex="12pt" style:font-style-complex="normal" style:font-weight-complex="normal"/>
    </style:style>
    <style:style style:name="T47" style:family="text">
      <style:text-properties style:text-position="0% 100%" style:font-name="times new roman" fo:font-size="12pt" fo:language="en" fo:country="US" fo:font-style="normal" fo:font-weight="normal" officeooo:rsid="004c8705" style:font-size-asian="12pt" style:font-style-asian="normal" style:font-weight-asian="normal" style:font-size-complex="12pt" style:font-style-complex="normal" style:font-weight-complex="normal"/>
    </style:style>
    <style:style style:name="T48" style:family="text">
      <style:text-properties style:text-position="0% 100%" style:font-name="times new roman" fo:font-size="12pt" fo:language="en" fo:country="US" fo:font-style="normal" fo:font-weight="normal" officeooo:rsid="0050ab68" style:font-size-asian="12pt" style:font-style-asian="normal" style:font-weight-asian="normal" style:font-size-complex="12pt" style:font-style-complex="normal" style:font-weight-complex="normal"/>
    </style:style>
    <style:style style:name="T49" style:family="text">
      <style:text-properties style:text-position="0% 100%" style:font-name="times new roman" fo:font-size="12pt" fo:language="en" fo:country="US" fo:font-style="normal" fo:font-weight="normal" officeooo:rsid="00512d79" style:font-size-asian="12pt" style:font-style-asian="normal" style:font-weight-asian="normal" style:font-size-complex="12pt" style:font-style-complex="normal" style:font-weight-complex="normal"/>
    </style:style>
    <style:style style:name="T50" style:family="text">
      <style:text-properties style:text-position="0% 100%" style:font-name="times new roman" fo:font-size="12pt" fo:language="en" fo:country="US" fo:font-style="normal" fo:font-weight="normal" officeooo:rsid="00524278" style:font-size-asian="12pt" style:font-style-asian="normal" style:font-weight-asian="normal" style:font-size-complex="12pt" style:font-style-complex="normal" style:font-weight-complex="normal"/>
    </style:style>
    <style:style style:name="T51" style:family="text">
      <style:text-properties style:text-position="0% 100%" style:font-name="times new roman" fo:font-size="12pt" fo:language="en" fo:country="US" fo:font-style="normal" fo:font-weight="normal" officeooo:rsid="0059c8b7" style:font-size-asian="12pt" style:font-style-asian="normal" style:font-weight-asian="normal" style:font-size-complex="12pt" style:font-style-complex="normal" style:font-weight-complex="normal"/>
    </style:style>
    <style:style style:name="T52" style:family="text">
      <style:text-properties style:text-position="0% 100%" style:font-name="times new roman" fo:font-size="12pt" fo:language="en" fo:country="US" fo:font-style="normal" fo:font-weight="normal" officeooo:rsid="00638c22" style:font-size-asian="12pt" style:font-style-asian="normal" style:font-weight-asian="normal" style:font-size-complex="12pt" style:font-style-complex="normal" style:font-weight-complex="normal"/>
    </style:style>
    <style:style style:name="T53" style:family="text">
      <style:text-properties style:text-position="0% 100%"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style:text-position="0% 100%" style:font-name="times new roman" fo:font-size="12pt" fo:language="en" fo:country="US" fo:font-style="normal" fo:font-weight="normal" officeooo:rsid="0049015f"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style:text-position="0% 100%" style:font-name="times new roman" fo:font-size="12pt" fo:language="en" fo:country="US" fo:font-style="normal" fo:font-weight="normal" officeooo:rsid="004c8705"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style:text-position="0% 100%" style:font-name="times new roman" fo:font-size="12pt" fo:language="en" fo:country="US" fo:font-style="normal" style:font-size-asian="12pt" style:font-style-asian="normal" style:font-size-complex="12pt" style:font-style-complex="normal"/>
    </style:style>
    <style:style style:name="T57" style:family="text">
      <style:text-properties style:text-position="0% 100%" fo:font-size="12pt" style:font-size-asian="12pt"/>
    </style:style>
    <style:style style:name="T58" style:family="text">
      <style:text-properties style:text-position="0% 100%" fo:language="en" fo:country="US" officeooo:rsid="004c8705"/>
    </style:style>
    <style:style style:name="T59"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5c4f41" style:letter-kerning="true" style:font-size-asian="12pt" style:font-style-asian="normal" style:font-weight-asian="normal" style:font-size-complex="12pt" style:font-style-complex="normal" style:font-weight-complex="normal" style:text-emphasize="none"/>
    </style:style>
    <style:style style:name="T60"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5c77d1" style:letter-kerning="true" style:font-size-asian="12pt" style:font-style-asian="normal" style:font-weight-asian="normal" style:font-size-complex="12pt" style:font-style-complex="normal" style:font-weight-complex="normal" style:text-emphasize="none"/>
    </style:style>
    <style:style style:name="T61" style:family="text">
      <style:text-properties fo:color="#000000" style:text-position="0% 100%" style:font-name="times new roman"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style:style>
    <style:style style:name="T63" style:family="text">
      <style:text-properties fo:language="en" fo:country="US"/>
    </style:style>
    <style:style style:name="T64" style:family="text">
      <style:text-properties fo:language="en" fo:country="US" officeooo:rsid="004c8705"/>
    </style:style>
    <style:style style:name="T65" style:family="text">
      <style:text-properties fo:language="en" fo:country="US" officeooo:rsid="004cda2a"/>
    </style:style>
    <style:style style:name="T66" style:family="text">
      <style:text-properties fo:color="#00000a" style:text-outline="false" style:text-line-through-style="none" style:text-line-through-type="none" fo:font-size="10pt" fo:letter-spacing="normal" fo:font-style="normal" fo:text-shadow="none" style:text-underline-style="none" fo:font-weight="normal" officeooo:rsid="003c0638" style:letter-kerning="true" style:font-size-asian="10pt" style:font-style-asian="normal" style:font-weight-asian="normal" style:text-emphasize="none"/>
    </style:style>
    <style:style style:name="T67" style:family="text">
      <style:text-properties fo:color="#00000a" style:text-outline="false" style:text-line-through-style="none" style:text-line-through-type="none" fo:font-size="10pt" fo:letter-spacing="normal" fo:language="en" fo:country="US" fo:font-style="normal" fo:text-shadow="none" style:text-underline-style="none" fo:font-weight="normal" officeooo:rsid="003c0638" style:letter-kerning="true" style:font-size-asian="10pt" style:font-style-asian="normal" style:font-weight-asian="normal" style:text-emphasize="none"/>
    </style:style>
    <style:style style:name="T68" style:family="text">
      <style:text-properties officeooo:rsid="004c8705"/>
    </style:style>
    <style:style style:name="T69" style:family="text">
      <style:text-properties officeooo:rsid="0050ab68"/>
    </style:style>
    <style:style style:name="T70" style:family="text">
      <style:text-properties officeooo:rsid="00584fa6"/>
    </style:style>
    <style:style style:name="T71" style:family="text">
      <style:text-properties officeooo:rsid="0059c8b7"/>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76"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5pt" style:language-asian="en" style:country-asian="US" style:font-style-asian="normal" style:font-weight-asian="normal" style:font-name-complex="Lohit Devanagari" style:font-size-complex="15pt" style:language-complex="en" style:country-complex="US"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en" style:country-asian="US" style:font-style-asian="normal" style:font-weight-asian="normal" style:font-name-complex="Lohit Devanagari" style:font-size-complex="12pt" style:language-complex="en" style:country-complex="US"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4.2. </text:span><office:annotation office:name="__Annotation__4163_2063053890"><dc:creator>Bianca Rius</dc:creator><dc:date>2019-07-17T08:57:47.505206003</dc:date><loext:sender-initials>BR</loext:sender-initials><text:p text:style-name="P15"><text:span text:style-name="T72">Artigo muito bom sobre drought : Bonal et al 2016</text:span></text:p></office:annotation><text:span text:style-name="T1">What is the effect of re</text:span><office:annotation-end office:name="__Annotation__4163_2063053890"/><text:span text:style-name="T1">duced precipitation on biogeochem</text:span><text:span text:style-name="T1"><office:annotation><dc:creator>Bianca Rius</dc:creator><dc:date>2020-01-10T10:31:17.361701345</dc:date><loext:sender-initials>BR</loext:sender-initials><text:p text:style-name="P15"><text:span text:style-name="T72">Não esqueça de incluir a diferença root:shoot</text:span></text:p></office:annotation></text:span><text:span text:style-name="T1">ical cyc</text:span><text:span text:style-name="T1"><office:annotation><dc:creator>Bianca Rius</dc:creator><dc:date>2020-01-10T10:37:53.385864823</dc:date><loext:sender-initials>BR</loext:sender-initials><text:p text:style-name="P19"><text:span text:style-name="T72">Já que nós usamos a Mass ratio hypothesis, é o trait dominante que importa, nos gráficos nós vimos uma hyperdominancia dos traits ...ela é parecida com a dos PFTs? Que são próprios pra essa região?</text:span></text:p></office:annotation></text:span><text:span text:style-name="T1">les for PFT and trait-based versions? Does the approach cha</text:span><text:span text:style-name="T1"><office:annotation><dc:creator>Bianca Rius</dc:creator><dc:date>2019-06-27T17:14:57</dc:date><loext:sender-initials>BR</loext:sender-initials><text:p><text:span text:style-name="T75">In those rare cases, one PFT of the low-diversity model was by chance well-suited to post-impact climate, showing a higher performance than a diverse forest (Supplementary Discussion 1). Sakschewski et al 2016</text:span></text:p></office:annotation></text:span><text:span text:style-name="T1">nges the result/matters</text:span><text:bookmark text:name="__DdeLink__727_3656280037"/><text:span text:style-name="T1">?</text:span></text:p>
      <text:p text:style-name="P1"><text:span text:style-name="T3">Besides, it is widely accepted that a more diverse ecosystem, including diversity in terms of 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13"><text:span text:style-name="T3">As expected </text:span><text:span text:style-name="T18">the reduction on 50% of precipitatio</text:span><text:span text:style-name="T19">n</text:span><text:span text:style-name="T18"> </text:span><text:span text:style-name="T19">yielded</text:span><text:span text:style-name="T3"> a </text:span><text:span text:style-name="T7">generalized </text:span><text:span text:style-name="T17">and</text:span><text:span text:style-name="T3"> expressive </text:span><text:span text:style-name="T19">decrease</text:span><text:span text:style-name="T3"> in carbon stock for both </text:span><text:span text:style-name="T4">CAETÊ </text:span><text:span text:style-name="T17">approach</text:span><text:span text:style-name="T18">es</text:span><text:span text:style-name="T3"> </text:span><text:span text:style-name="T7">(Fig. </text:span><text:span text:style-name="T17">3</text:span><text:span text:style-name="T7">)</text:span><text:span text:style-name="T3">. </text:span><text:span text:style-name="T19">This result</text:span><text:span text:style-name="T3"> is in agreement with experimental </text:span><text:bookmark-start text:name="__UnoMark__8086_3577122105"/><text:span text:style-name="T40">(DA COSTA et al., 2010; NEPSTAD et al., 2007)</text:span><text:bookmark-end text:name="__UnoMark__8086_3577122105"/><text:span text:style-name="T3">⁠, observational </text:span><text:bookmark-start text:name="__UnoMark__8090_3577122105"/><text:bookmark-start text:name="__UnoMark__8124_3577122105"/><text:span text:style-name="T40">(BRIENEN et al., 2015; ENQUIST; ENQUIST, 2011; PHILLIPS et al., 2009, 2010)</text:span><text:bookmark-end text:name="__UnoMark__8090_3577122105"/><text:bookmark-end text:name="__UnoMark__8124_3577122105"/><text:span text:style-name="T3">⁠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ErqXRXwgEl"/><text:span text:style-name="T3">(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ErqXRXwgEl"/><text:span text:style-name="T40">⁠</text:span><text:bookmark-end text:name="__UnoMark__8100_3577122105"/><text:span text:style-name="T3">⁠. In our model, </text:span><text:span text:style-name="T4">t</text:span><text:span text:style-name="T3">his </text:span><text:span text:style-name="T19">decrease</text:span><text:span text:style-name="T3"> is a result of the increased soil moisture stress that reduces the photosynthetic rates and the net primary productivity, it means that the carbon avaiable to be invested in plant compartments is globally reduced. However, some studies have being clai</text:span><text:span text:style-name="T4">m</text:span><text:span text:style-name="T3">ed that the decrease in biomass due to drought is not, necessarely, linked to a decrease in carbon availability, but much more related to hydraulic failure </text:span><text:span text:style-name="T5">such as embolism </text:span><text:span text:style-name="T6">and cavitation</text:span><text:span text:style-name="T3">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kUlShfK0ze"/><text:span text:style-name="T40">(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kUlShfK0ze"/><text:span text:style-name="T3">⁠⁠; however, to date, our model is not able to capture this type of mortality. In that sense, further studies using models, </text:span><text:span text:style-name="T6">including CAETÊ,</text:span><text:span text:style-name="T3"> t</text:span><text:span text:style-name="T12">hat aim to</text:span><text:span text:style-name="T3"> understand the impacts of drought </text:span><text:span text:style-name="T6">on </text:span><text:span text:style-name="T12">carbon stock</text:span><text:span text:style-name="T3">, should consider these </text:span><text:span text:style-name="T5">mortality</text:span><text:span text:style-name="T3"> factors and </text:span><text:span text:style-name="T5">also </text:span><text:span text:style-name="T3">include </text:span><text:span text:style-name="T18">traits related to</text:span><text:span text:style-name="T3"> hydraulics (e.g. woody density, cavitation vulnerability and </text:span><text:span text:style-name="T28">mortality associated to height</text:span><text:span text:style-name="T3">; </text:span><text:span text:style-name="T40">PHILLIPS et al., 2010; ROWLAND et al., 2015</text:span><text:span text:style-name="T3">⁠).</text:span></text:p>
      <text:p text:style-name="P11"><text:span text:style-name="T7">Despite the diffuse lost of </text:span><text:span text:style-name="T20">carbon </text:span><text:span text:style-name="T7">with drought in </text:span><text:span text:style-name="T20">both approaches, we observed a discrete loss along the basin in the PFT approach (Fig. 3), on the other hand for the trait-based approach is possible to see a gradiente.</text:span><text:span text:style-name="T59"> It happens because only the trait-based approach is able to reorganize in terms of traits composition meanwhile for the PFT approach the change of climate between a cell and another can not select better suited trait combinations. The same pattern of result was observed by Sakschewski et al. (2016) when comparing the effects of RCP climate scenario</text:span><text:span text:style-name="T60">s between a “high-diversity” and a “low-diversity” version of the same model. </text:span><text:span text:style-name="T8">Comparing the PFT and the trait-based approach in terms of total carbon loss, the latter presented a </text:span><text:span text:style-name="T21">c</text:span><text:span text:style-name="T8">arbon loss avoidance of 1.59 PgC. This was due to the fact that the trait-based approach enabled the maintenance of </text:span><text:span text:style-name="T21">a minimum amount of carbon</text:span><text:span text:style-name="T8"> in some places where </text:span><text:soft-page-break/><text:span text:style-name="T8">the PFT approach was not able to do, especially on naturally drier regions (Fig. </text:span><text:span text:style-name="T21">3</text:span><text:span text:style-name="T8">). This </text:span><text:span text:style-name="T21">is also due to the trait-based functional reorganization that enabled a higher investiment in fine roots</text:span><text:span text:style-name="T8"> </text:span><text:span text:style-name="T9">(Fig. </text:span><text:span text:style-name="T21">S4)</text:span><text:span text:style-name="T8">, what allowed a higher water uptake </text:span><text:span text:style-name="T9">and avoided a decrease in NPP in a greater magnitude. </text:span><text:span text:style-name="T22">The higher investiment in fine roots </text:span><text:span text:style-name="T39"><office:annotation office:name="__Annotation__11846_1014812279"><dc:creator>Bianca Rius</dc:creator><dc:date>2020-01-27T22:39:53.284039368</dc:date><loext:sender-initials>BR</loext:sender-initials><text:p text:style-name="P16"><text:span text:style-name="T73">Our results support the conclusion that plants tend to allocate more C to roots in dry regions where water is the most important limiting resource (Coomes &amp; Grubb, 2000; Devakumar et al., 1999; Reynolds &amp; Pacala, 1993; Santantonio, 1989; Vogt et al., 1987). Xia et al 2019</text:span></text:p></office:annotation></text:span><text:span text:style-name="T22">with drought conditions agr</text:span><text:span text:style-name="T23">eement </text:span><office:annotation-end office:name="__Annotation__11846_1014812279"/><text:span text:style-name="T9"><text:s/></text:span><text:span text:style-name="T8"><text:s/><text:tab/></text:span></text:p>
      <text:p text:style-name="P13"><text:span text:style-name="T8">Ho</text:span><text:span text:style-name="T8"><office:annotation><dc:creator>Bianca Rius</dc:creator><dc:date>2019-07-16T15:01:08.404717597</dc:date><loext:sender-initials>BR</loext:sender-initials><text:p text:style-name="P17"><text:span text:style-name="T72">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8">wever, w</text:span><text:span text:style-name="T3">e expected a more pronounced difference </text:span><text:span text:style-name="T24">between the two approaches</text:span><text:span text:style-name="T8"> </text:span><text:span text:style-name="T23">since it is widely accepted that a more diverse ecosystem tends to be more resilient to environmental changes</text:span><text:span text:style-name="T29"> (REFERENCIA)</text:span><text:span text:style-name="T30">.</text:span><text:span text:style-name="T3"> </text:span><text:span text:style-name="T8">Nevertheless,</text:span><text:span text:style-name="T3"> the model operation, the chosen </text:span><text:span text:style-name="T10">functional </text:span><text:span text:style-name="T3">traits </text:span><text:span text:style-name="T10">to be variant</text:span><text:span text:style-name="T3"> and the defined </text:span><text:span text:style-name="T10">and emergent</text:span><text:span text:style-name="T3"> trade-offs explain this result. </text:span><text:span text:style-name="T10">Despite the trait-based approach </text:span><text:span text:style-name="T24">ability to maintain carbon</text:span><text:span text:style-name="T10"> in some </text:span><text:span text:style-name="T24">regions</text:span><text:span text:style-name="T10"> where the PFT approach was not able, in </text:span><text:span text:style-name="T24">locations</text:span><text:span text:style-name="T10"> where both were able to maintain some level of </text:span><text:span text:style-name="T24">carbon, storage unexpectedly,</text:span><text:span text:style-name="T10"> the PFT approach presented a higher value for this variable, for example on the northwest of the basin (Fig. </text:span><text:span text:style-name="T24">3</text:span><text:span text:style-name="T10">). <text:s/></text:span><text:span text:style-name="T34">This is because </text:span><text:span text:style-name="T3">the mechanism of </text:span><text:span text:style-name="T25">carbon</text:span><text:span text:style-name="T3"> loss with reduced precipitation was different in the different approaches. </text:span><text:span text:style-name="T25">The higher investiment in fine roots in the trait-based approach</text:span><text:span text:style-name="T3"> was to detriment of investiment in woody tissues</text:span><text:span text:style-name="T16"> as shown on the trade-off observed in the PCA</text:span><text:span text:style-name="T3"> </text:span><text:span text:style-name="T11">(Fig. </text:span><text:span text:style-name="T25">5</text:span><text:span text:style-name="T11"> <text:s/></text:span><text:span text:style-name="T31">P</text:span><text:span text:style-name="T31"><office:annotation><dc:creator>Bianca Rius</dc:creator><dc:date>2019-08-28T12:04:19.945099183</dc:date><loext:sender-initials>BR</loext:sender-initials><text:p text:style-name="P15"><text:span text:style-name="T72">The observations showed that awood and aleafnegatively correlated with aroot, and the correlation between awood and aleaf was not significant (Figures 7a–7c). All five models successfully reproduced the negative correlations between awood and aroot (Figures 7d, 7g, 7j, 7m, and 7p) but simulated a positive correlation between aleaf and aroot (Figures 7h, 7k, 7n, and 7q) and a negative correlation between awood and aleaf (Figures 7f, 7i, 7l, 7o, and 7r). Therefore, none of the five models captured the negative correlation between aleafand aroot. Xia et al 2019</text:span></text:p></office:annotation></text:span><text:span text:style-name="T31">CA)</text:span><text:span text:style-name="T3">. Because fine roots contribute in a lesser extent to total </text:span><text:span text:style-name="T25">carbon stock</text:span><text:span text:style-name="T3"> when compared to woody tissues it may led to a relative lower </text:span><text:span text:style-name="T25">storage</text:span><text:span text:style-name="T3"> in </text:span><text:span text:style-name="T26">some </text:span><text:span text:style-name="T25">locations</text:span><text:span text:style-name="T3"> w</text:span><text:span text:style-name="T26">hen compared to the PFT approach that has maintained a high investiment in aboveground tissues. </text:span><text:span text:style-name="T33">The root:shoot change corroborates it</text:span><text:span text:style-name="T26"> </text:span><text:span text:style-name="T11">.</text:span><text:span text:style-name="T16">The capacity to change in terms of composition</text:span><text:span text:style-name="T3">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span><text:span text:style-name="T17">Also affecting Despite the advantages confered by the increase in fine roots biomass against the drier climate </text:span><text:span text:style-name="T15">(e.g. the avoidance of complete loss of biomass in some grid-cells for the trait-based version)</text:span><text:span text:style-name="T17">, it can result in relative lower values of total plant biomass and, consequently, to a smaller capacity of ecosystem to store carbon </text:span><text:span text:style-name="T15">in a long term</text:span><text:span text:style-name="T17">. This is because fine roots are plant tissues of short duration and contribute much less to the total plant biomass when compared to aboveground woody tissues </text:span><text:reference-mark-start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b6PkfsU1z"/><text:span text:style-name="T51">(CHAVE et al., 2009)</text:span><text:reference-mark-end text:name="ADDIN CSL_CITATION {&quot;citationItems&quot;: [{&quot;id&quot;: &quot;ITEM-1&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1&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mendeley&quot;: {&quot;formattedCitation&quot;: &quot;(CHAVE et al., 2009)&quot;, &quot;plainTextFormattedCitation&quot;: &quot;(CHAVE et al., 2009)&quot;, &quot;previouslyFormattedCitation&quot;: &quot;(CHAVE et al., 2009)&quot;}, &quot;properties&quot;: {&quot;noteIndex&quot;: 0}, &quot;schema&quot;: &quot;https://github.com/citation-style-language/schema/raw/master/csl-citation.json&quot;} RNDnb6PkfsU1z"/><text:span text:style-name="T17">⁠. </text:span><text:span text:style-name="T15">In that sense, the functional reorganization may produce results that goes beyond their immediate effects.</text:span></text:p>
      <text:p text:style-name="P12"><text:span text:style-name="T1">4.3. What is the effect of <text:s/>r</text:span><text:span text:style-name="T1"><office:annotation><dc:creator>Bianca Rius</dc:creator><dc:date>2019-07-17T08:51:48.581234550</dc:date><loext:sender-initials>BR</loext:sender-initials><text:p text:style-name="P15"><text:span text:style-name="T72">Ver Mouillot et al 2013 about rare species.</text:span></text:p><text:p text:style-name="P15"><text:span text:style-name="T72">For example, this work highlight the importance of rare species in ecosystem functioning agains climate change</text:span></text:p></office:annotation></text:span><text:span text:style-name="T1">educed precipation on functional diversity and its</text:span><text:span text:style-name="T1"><office:annotation><dc:creator>Bianca Rius</dc:creator><dc:date>2019-07-15T11:29:44</dc:date><loext:sender-initials>BR</loext:sender-initials><text:p><text:span text:style-name="T74">Many hydraulic traits are associated with drought</text:span></text:p><text:p><text:span text:style-name="T74">tolerance or avoidance strategies. Leaf water potential</text:span></text:p><text:p><text:span text:style-name="T74">at <text:s/>turgor <text:s/>loss <text:s/>point <text:s/>(</text:span></text:p><text:p><text:span text:style-name="T74">p</text:span></text:p><text:p><text:span text:style-name="T74">tlp</text:span></text:p><text:p><text:span text:style-name="T74">) <text:s/>which <text:s/>is <text:s/>related <text:s/>to</text:span></text:p><text:p><text:span text:style-name="T74">maintenance of cell turgor in leaves (Tyree and Jarvis</text:span></text:p><text:p><text:span text:style-name="T74">1982</text:span></text:p><text:p><text:span text:style-name="T74">), and 50% loss of conductivity (</text:span></text:p><text:p><text:span text:style-name="T74">C</text:span></text:p><text:p><text:span text:style-name="T74">50</text:span></text:p><text:p><text:span text:style-name="T74">) which</text:span></text:p><text:p><text:span text:style-name="T74">relates to cavitation resistance (Choat</text:span></text:p><text:p><text:span text:style-name="T74">et al</text:span></text:p><text:p><text:span text:style-name="T74">2012</text:span></text:p><text:p><text:span text:style-name="T74">), are</text:span></text:p><text:p><text:span text:style-name="T74">useful traits for predicting species drought responses</text:span></text:p><text:p><text:span text:style-name="T74">(Baltzer</text:span></text:p><text:p><text:span text:style-name="T74">et al</text:span></text:p><text:p><text:span text:style-name="T74">2008</text:span></text:p><text:p><text:span text:style-name="T74">, Kursar</text:span></text:p><text:p><text:span text:style-name="T74">et al</text:span></text:p><text:p><text:span text:style-name="T74">2009</text:span></text:p><text:p><text:span text:style-name="T74">). Species growing</text:span></text:p><text:p><text:span text:style-name="T74">in dry environments have low</text:span></text:p><text:p><text:span text:style-name="T74">p</text:span></text:p><text:p><text:span text:style-name="T74">tlp</text:span></text:p><text:p><text:span text:style-name="T74">(Bartlett</text:span></text:p><text:p><text:span text:style-name="T74">et al</text:span></text:p><text:p><text:span text:style-name="T74">2012</text:span></text:p><text:p><text:span text:style-name="T74">)</text:span></text:p><text:p><text:span text:style-name="T74">and</text:span></text:p><text:p><text:span text:style-name="T74">C</text:span></text:p><text:p><text:span text:style-name="T74">50</text:span></text:p><text:p><text:span text:style-name="T74">(Maherali</text:span></text:p><text:p><text:span text:style-name="T74">et al</text:span></text:p><text:p><text:span text:style-name="T74">2004</text:span></text:p><text:p><text:span text:style-name="T74">, Choat</text:span></text:p><text:p><text:span text:style-name="T74">et al</text:span></text:p><text:p><text:span text:style-name="T74">2012</text:span></text:p><text:p><text:span text:style-name="T74">),</text:span></text:p><text:p><text:span text:style-name="T74">enabling them to maintain stomatal and hydraulic</text:span></text:p><text:p><text:span text:style-name="T74">conductance and photosynthetic gas exchange at low</text:span></text:p><text:p><text:span text:style-name="T74">soil water potentials (Sack</text:span></text:p><text:p><text:span text:style-name="T74">et al</text:span></text:p><text:p><text:span text:style-name="T74">2003</text:span></text:p><text:p><text:span text:style-name="T74">, Baltzer</text:span></text:p><text:p><text:span text:style-name="T74">et al</text:span></text:p><text:p><text:span text:style-name="T74">2008</text:span></text:p><text:p><text:span text:style-name="T74">,</text:span></text:p><text:p><text:span text:style-name="T74">Kursar</text:span></text:p><text:p><text:span text:style-name="T74">et al</text:span></text:p><text:p><text:span text:style-name="T74">2009</text:span></text:p><text:p><text:span text:style-name="T74">)</text:span></text:p></office:annotation></text:span><text:span text:style-name="T1"> implications to Amazon carbon stock?</text:span></text:p>
      <text:p text:style-name="P7"><text:soft-page-break/><text:tab/><text:tab/>Climate change, as reduced precipitation, is already changing biodiversity all over the world by eliminating species <text:span text:style-name="T69">and</text:span> changing the communities composition. However, much less is known about the effects on functional composition, structure and, ultimately, on functional diversity . </text:p>
      <text:p text:style-name="P5"><text:span text:style-name="T3"><text:tab/><text:tab/>Our results show that the applied scenario of reduced precipitation has led to a significant functional reorganization of Amazon forest </text:span><text:span text:style-name="T15">in terms of composition, dominance relationship, functional richness, evenness and divergence</text:span><text:span text:style-name="T3">.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ext:span><text:span text:style-name="T13">The increase in fine roots allocation instead </text:span><text:span text:style-name="T26">of</text:span><text:span text:style-name="T13"> other compartments with drought </text:span><text:span text:style-name="T27">(i.e. change in functional composition towards more dry affiliated strategies)</text:span><text:span text:style-name="T13"> was also found in observational stud</text:span><text:span text:style-name="T14">ies</text:span><text:span text:style-name="T13"> </text:span><text:span text:style-name="T14">in other tropical forests, including Amazon</text:span><text:span text:style-name="T13">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uqPnQxPgu6"/><text:span text:style-name="T41">(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DOUGHTY et al., 2014; ROWLAND et al., 2014)&quot;}, &quot;properties&quot;: {&quot;noteIndex&quot;: 0}, &quot;schema&quot;: &quot;https://github.com/citation-style-language/schema/raw/master/csl-citation.json&quot;} RNDuqPnQxPgu6"/><text:span text:style-name="T13">⁠. </text:span><text:span text:style-name="T39"><office:annotation office:name="__Annotation__11987_1014812279"><dc:creator>Bianca Rius</dc:creator><dc:date>2020-01-28T00:58:32.631040226</dc:date><loext:sender-initials>BR</loext:sender-initials><text:p text:style-name="P16"><text:span text:style-name="T73">repetitivo</text:span></text:p></office:annotation></text:span><text:span text:style-name="T13">Also, the shift in functional composition derived from increased moisture stress observed in our study</text:span><text:span text:style-name="T3"> </text:span><text:span text:style-name="T13">is </text:span><text:span text:style-name="T3">in agreement with previous theoretical, observational and experimental studies </text:span><text:bookmark-start text:name="__UnoMark__5006_4104707853"/><text:span text:style-name="T40">(AGUIRRE-GUTIÉRREZ et al., 2019; ENQUIST; ENQUIST, 2011; ESQUIVEL-MUELBERT et al., 2018; NEPSTAD et al., 2007; PHILLIPS et al., 2010; SAKSCHEWSKI et al., 2016)</text:span><text:bookmark-end text:name="__UnoMark__5006_4104707853"/><text:span text:style-name="T3">⁠. <text:s/>The observed change on functional composition had two </text:span><text:span text:style-name="T15">main </text:span><text:span text:style-name="T3">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40">(ESQUIVEL-MUELBERT et al., 2018; MADANI et al., 2018; PHILLIPS et al., 2010)</text:span><text:bookmark-end text:name="__UnoMark__5020_4104707853"/><text:span text:style-name="T3">⁠ and other tropical forests</text:span><text:bookmark-start text:name="__UnoMark__5024_4104707853"/><text:span text:style-name="T40">(ENQUIST; ENQUIST, 2011; FAUSET et al., 2012; FEELEY et al., 2011)</text:span><text:bookmark-end text:name="__UnoMark__5024_4104707853"/><text:span text:style-name="T3">⁠. </text:span><office:annotation-end office:name="__Annotation__11987_1014812279"/></text:p>
      <text:p text:style-name="P9"><text:span text:style-name="T3"><text:tab/></text:span><text:span text:style-name="T35">Second, the observed increase in fine roots biomass was at the expense of investiment </text:span><text:span text:style-name="T38">in other compartments</text:span><text:span text:style-name="T35"> especially in woody tissues. This is a product of the trade offs </text:span><text:span text:style-name="T2">a priori </text:span><text:span text:style-name="T35">defined (for example, </text:span><text:span text:style-name="T3">the allocation to one compartments always restrics the allocation to another; Table XXX)</text:span><text:span text:style-name="T35">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56">(MALHI; DOUGHTY; GALBRAITH, 2011)</text:span><text:bookmark-end text:name="__UnoMark__5028_4104707853"/><text:span text:style-name="T35">⁠ and other forests around the world </text:span><text:span text:style-name="T56">(WOLF; FIELD; BERRY, 2011</text:span><text:bookmark text:name="__UnoMark__5037_4104707853"/><text:bookmark text:name="__UnoMark__5039_4104707853"/><text:bookmark text:name="__UnoMark__5032_4104707853"/><text:bookmark text:name="__UnoMark__4944_4104707853"/><text:span text:style-name="T56">)</text:span><text:span text:style-name="T35">⁠. </text:span><text:span text:style-name="T36">Doughty et al. (2014) argue that this trade-off is especially important in drought scenario or with precipitation seasonality.</text:span><text:span text:style-name="T35"> </text:span><text:span text:style-name="T37"><text:s/></text:span></text:p>
      <text:p text:style-name="P5"><text:soft-page-break/><text:span text:style-name="T40"><text:tab/><text:tab/> Besides the modification on functional composition the modified environmental filtering also affected the abundance of strategies and, consequently, the frequency distribution of trait values, what, ultimately, change the dominance relationship between </text:span><text:span text:style-name="T52">them</text:span><text:span text:style-name="T40"> </text:span><text:bookmark-start text:name="__UnoMark__5335_1831103198"/><text:span text:style-name="T40">(Figure XXXX; </text:span><text:span text:style-name="T40"><office:annotation office:name="__Annotation__11988_1014812279"><dc:creator>Bianca Rius</dc:creator><dc:date>2020-01-28T01:01:44.939584225</dc:date><loext:sender-initials>BR</loext:sender-initials><text:p text:style-name="P16"><text:span text:style-name="T73">Não entendi essa citação aqui</text:span></text:p></office:annotation></text:span><text:span text:style-name="T40">ENQUIST; ENQUIST, 2011; ESQUIVEL-MUELBERT et al., 2018)</text:span><text:bookmark-end text:name="__UnoMark__5335_1831103198"/><text:span text:style-name="T40">⁠.</text:span><office:annotation-end office:name="__Annotation__11988_1014812279"/><text:span text:style-name="T40"> Some observational studies show that Amazon forest presents a hyperdominance of few species and also that this dominance relationship can <text:s/>change with climate changes </text:span><text:bookmark-start text:name="__UnoMark__5339_1831103198"/><text:span text:style-name="T40">(FAUSET et al., 2015; TER STEEGE et al., 2013)</text:span><text:bookmark-end text:name="__UnoMark__5339_1831103198"/><text:span text:style-name="T40">⁠. Our results show that model CAETÊ is able to reproduce this hyperdominance in regular climate conditions: </text:span><text:span text:style-name="T45">a peaked distribution and</text:span><text:span text:style-name="T40"> </text:span><text:span text:style-name="T45">a</text:span><text:span text:style-name="T40"> concentration of higher frequency values around a small range of trait values. </text:span><text:span text:style-name="T43">The reduced precipitation and the consequent appeareance of new strategies and/or increase in abundance of prevously rare trait values occurrence show, </text:span><text:span text:style-name="T52">in accordance</text:span><text:span text:style-name="T43"> with </text:span><text:span text:style-name="T43"><office:annotation office:name="__Annotation__11989_1014812279"><dc:creator>Bianca Rius</dc:creator><dc:date>2020-01-28T01:02:28.305610924</dc:date><loext:sender-initials>BR</loext:sender-initials><text:p text:style-name="P16"><text:span text:style-name="T73">referencia</text:span></text:p></office:annotation></text:span><text:span text:style-name="T43">literature,</text:span><office:annotation-end office:name="__Annotation__11989_1014812279"/><text:span text:style-name="T43"> that rare species (or rare combination of traits in our case</text:span><text:span text:style-name="T46">)</text:span><text:span text:style-name="T43">, contribute significantly to long term and large-scale ecosystem functioning, providing, in variable environments, </text:span><text:span text:style-name="T46">community </text:span><text:span text:style-name="T43">insurance,</text:span><text:span text:style-name="T44"> </text:span><text:span text:style-name="T46">this is, providind distinct </text:span><text:span text:style-name="T44">functional traits values that are able to support the main ecosystem processes under future environmental conditions </text:span><text:span text:style-name="T43"><text:s/></text:span><text:reference-mark-start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ZdUWod16lU"/><text:span text:style-name="T43">(MOUILLOT et al., 2013)</text:span><text:reference-mark-end text:name="ADDIN CSL_CITATION {&quot;citationItems&quot;: [{&quot;id&quot;: &quot;ITEM-1&quot;, &quot;itemData&quot;: {&quot;DOI&quot;: &quot;10.1371/journal.pbio.1001569&quot;, &quot;ISSN&quot;: &quot;15449173&quot;, &quot;abstract&quot;: &quot; The most unusual, and thus irreplaceable, functions performed by species in three different species-rich ecosystems are fulfilled by only the rare species in these ecosystems.&quot;, &quot;author&quot;: [{&quot;dropping-particle&quot;: &quot;&quot;, &quot;family&quot;: &quot;Mouillot&quot;, &quot;given&quot;: &quot;David&quot;, &quot;non-dropping-particle&quot;: &quot;&quot;, &quot;parse-names&quot;: false, &quot;suffix&quot;: &quot;&quot;}, {&quot;dropping-particle&quot;: &quot;&quot;, &quot;family&quot;: &quot;Bellwood&quot;, &quot;given&quot;: &quot;David R.&quot;, &quot;non-dropping-particle&quot;: &quot;&quot;, &quot;parse-names&quot;: false, &quot;suffix&quot;: &quot;&quot;}, {&quot;dropping-particle&quot;: &quot;&quot;, &quot;family&quot;: &quot;Baraloto&quot;, &quot;given&quot;: &quot;Christopher&quot;, &quot;non-dropping-particle&quot;: &quot;&quot;, &quot;parse-names&quot;: false, &quot;suffix&quot;: &quot;&quot;}, {&quot;dropping-particle&quot;: &quot;&quot;, &quot;family&quot;: &quot;Chave&quot;, &quot;given&quot;: &quot;Jerome&quot;, &quot;non-dropping-particle&quot;: &quot;&quot;, &quot;parse-names&quot;: false, &quot;suffix&quot;: &quot;&quot;}, {&quot;dropping-particle&quot;: &quot;&quot;, &quot;family&quot;: &quot;Galzin&quot;, &quot;given&quot;: &quot;Rene&quot;, &quot;non-dropping-particle&quot;: &quot;&quot;, &quot;parse-names&quot;: false, &quot;suffix&quot;: &quot;&quot;}, {&quot;dropping-particle&quot;: &quot;&quot;, &quot;family&quot;: &quot;Harmelin-Vivien&quot;, &quot;given&quot;: &quot;Mireille&quot;, &quot;non-dropping-particle&quot;: &quot;&quot;, &quot;parse-names&quot;: false, &quot;suffix&quot;: &quot;&quot;}, {&quot;dropping-particle&quot;: &quot;&quot;, &quot;family&quot;: &quot;Kulbicki&quot;, &quot;given&quot;: &quot;Michel&quot;, &quot;non-dropping-particle&quot;: &quot;&quot;, &quot;parse-names&quot;: false, &quot;suffix&quot;: &quot;&quot;}, {&quot;dropping-particle&quot;: &quot;&quot;, &quot;family&quot;: &quot;Lavergne&quot;, &quot;given&quot;: &quot;Sebastien&quot;, &quot;non-dropping-particle&quot;: &quot;&quot;, &quot;parse-names&quot;: false, &quot;suffix&quot;: &quot;&quot;}, {&quot;dropping-particle&quot;: &quot;&quot;, &quot;family&quot;: &quot;Lavorel&quot;, &quot;given&quot;: &quot;Sandra&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Paine&quot;, &quot;given&quot;: &quot;C. E.Timothy&quot;, &quot;non-dropping-particle&quot;: &quot;&quot;, &quot;parse-names&quot;: false, &quot;suffix&quot;: &quot;&quot;}, {&quot;dropping-particle&quot;: &quot;&quot;, &quot;family&quot;: &quot;Renaud&quot;, &quot;given&quot;: &quot;Julien&quot;, &quot;non-dropping-particle&quot;: &quot;&quot;, &quot;parse-names&quot;: false, &quot;suffix&quot;: &quot;&quot;}, {&quot;dropping-particle&quot;: &quot;&quot;, &quot;family&quot;: &quot;Thuiller&quot;, &quot;given&quot;: &quot;Wilfried&quot;, &quot;non-dropping-particle&quot;: &quot;&quot;, &quot;parse-names&quot;: false, &quot;suffix&quot;: &quot;&quot;}], &quot;container-title&quot;: &quot;PLoS Biology&quot;, &quot;id&quot;: &quot;ITEM-1&quot;, &quot;issue&quot;: &quot;5&quot;, &quot;issued&quot;: {&quot;date-parts&quot;: [[&quot;2013&quot;]]}, &quot;title&quot;: &quot;Rare Species Support Vulnerable Functions in High-Diversity Ecosystems&quot;, &quot;type&quot;: &quot;article-journal&quot;, &quot;volume&quot;: &quot;11&quot;}, &quot;uris&quot;: [&quot;http://www.mendeley.com/documents/?uuid=94912184-657b-4a53-ba63-33759e99eda5&quot;]}], &quot;mendeley&quot;: {&quot;formattedCitation&quot;: &quot;(MOUILLOT et al., 2013)&quot;, &quot;plainTextFormattedCitation&quot;: &quot;(MOUILLOT et al., 2013)&quot;, &quot;previouslyFormattedCitation&quot;: &quot;(MOUILLOT et al., 2013)&quot;}, &quot;properties&quot;: {&quot;noteIndex&quot;: 0}, &quot;schema&quot;: &quot;https://github.com/citation-style-language/schema/raw/master/csl-citation.json&quot;} RNDZdUWod16lU"/><text:span text:style-name="T43">⁠. </text:span><text:span text:style-name="T40">However, when the precipitation is reduced the frequency distribution in the traits values is modified towards a reduction in the hyperdominance</text:span><text:span text:style-name="T53">:</text:span><text:span text:style-name="T54">the curve peak is smaller </text:span><text:span text:style-name="T40">besides a spread in the occupance of the functional space </text:span><text:span text:style-name="T46">bo</text:span><text:span text:style-name="T54">th at the traits distribution separetely (Figure XXX) and at</text:span><text:span text:style-name="T53"> the hypervolume (Figure XXX). </text:span><text:span text:style-name="T61">This is in agree</text:span><text:span text:style-name="T53">ment with the theory that a change in climate can cause a change in domincance thourgh a compensatory dynamic in communities: when the composition of an ecosystem adjust to the new conditions enabling types of plants that previsouly exerted a lesser functional role turn into a functional dominant strategy and vice-versa </text:span><text:bookmark-start text:name="__UnoMark__5347_1831103198"/><text:span text:style-name="T53">(GONZALEZ; LOREAU, 2009; SAKSCHEWSKI et al., 2016)</text:span><text:bookmark-end text:name="__UnoMark__5347_1831103198"/><text:span text:style-name="T53">⁠. In that sense, we observed that the compensatory dynamics in Amazon forest with the decrease in dominance allowed the emergence of new strategies and/or trait values that dealt better with the new climatic condition. This compensatory dynamics with shift in functional composition and in dominance was found in another modelling study for Amazon basin </text:span><text:bookmark-start text:name="__UnoMark__5351_1831103198"/><text:bookmark-start text:name="__UnoMark__5253_1831103198"/><text:bookmark-start text:name="__UnoMark__5356_1831103198"/><text:bookmark-start text:name="__UnoMark__5358_1831103198"/><text:span text:style-name="T53">(SAKSCHEWSKI et al., 2016)</text:span><text:bookmark-end text:name="__UnoMark__5351_1831103198"/><text:bookmark-end text:name="__UnoMark__5253_1831103198"/><text:bookmark-end text:name="__UnoMark__5356_1831103198"/><text:bookmark-end text:name="__UnoMark__5358_1831103198"/><text:span text:style-name="T53">⁠ and also in observational or experimental studies in tropical forests </text:span><text:bookmark-start text:name="__UnoMark__5361_1831103198"/><text:span text:style-name="T53">(ENQUIST et al., 2017; ENQUIST; ENQUIST, 2011; ESQUIVEL-MUELBERT et al., 2018).</text:span><text:bookmark-end text:name="__UnoMark__5361_1831103198"/></text:p>
      <text:p text:style-name="P6"><text:span text:style-name="T40"><text:tab/><text:tab/>Together, the change in functional composition and in dominance provoked a <text:s/>change in all the components of functional diversity (Table/Figure XXX).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o date, this is the first modelling study to address </text:span><text:soft-page-break/><text:span text:style-name="T40">the modification in all the functional diversity facets for Amazon forest. The studies concerned to understand the impacts of climate change on functional diversity mainly focused on the impacts for functional composition </text:span><text:span text:style-name="T42">or few functional diversity facets</text:span><text:span text:style-name="T40">, however functional diversity has different facets that express different ecological meaning </text:span><text:bookmark-start text:name="__UnoMark__8887_1941333831"/><text:span text:style-name="T40">(CARMONA et al., 2016; MASON et al., 2005; MOUCHET et al., 2010)</text:span><text:bookmark-end text:name="__UnoMark__8887_1941333831"/><text:span text:style-name="T40">⁠.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text:span><office:annotation office:name="__Annotation__14950_3652824775"><dc:creator>Bianca Rius</dc:creator><dc:date>2020-01-15T14:46:31.286198495</dc:date><loext:sender-initials>BR</loext:sender-initials><text:p text:style-name="P15"><text:span text:style-name="T72">“</text:span><text:span text:style-name="T72">increasingly harsh and variable environments decrease functional diversity, selecting for a nar- row range of more conservative growth strategies” Wieczynski, Daniel J et al 2019</text:span></text:p><text:p text:style-name="P15"><text:span text:style-name="T72"/></text:p><text:p text:style-name="P15"><text:span text:style-name="T72">The biogeography and filtering of woody plant functional diversity in North and South America (Swenson et al 2012) → favorability hypothesis</text:span></text:p></office:annotation><text:span text:style-name="T40">his is contrary to the hypothesis that a more severe environment would decrease functional richness by selecting for a narrow range of strategie</text:span><text:bookmark text:name="__UnoMark__5575_3125001211"/><text:span text:style-name="T40">s</text:span><text:bookmark text:name="__UnoMark__5572_3125001211"/><text:bookmark text:name="__UnoMark__5554_3125001211"/><text:span text:style-name="T40"> </text:span><text:span text:style-name="T50">because of the environmental filtering</text:span><text:span text:style-name="T40"> </text:span><text:bookmark-start text:name="__UnoMark__8891_1941333831"/><text:bookmark-start text:name="__UnoMark__8896_1941333831"/><text:bookmark-start text:name="__UnoMark__8898_1941333831"/><text:bookmark-start text:name="__UnoMark__8911_1941333831"/><text:span text:style-name="T40">(CORNWELL et al., 2006; FUNK et al., 2017; PERRONNE; GABA, 2017)</text:span><text:bookmark-end text:name="__UnoMark__8891_1941333831"/><text:bookmark-end text:name="__UnoMark__8896_1941333831"/><text:bookmark-end text:name="__UnoMark__8898_1941333831"/><text:bookmark-end text:name="__UnoMark__8911_1941333831"/><text:span text:style-name="T40">⁠. </text:span><office:annotation-end office:name="__Annotation__14950_3652824775"/><text:span text:style-name="T50">However a recent literature review found that the expected trait distribution patterns is an increase in functional richness </text:span><text:reference-mark-start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operties&quot;: {&quot;noteIndex&quot;: 0}, &quot;schema&quot;: &quot;https://github.com/citation-style-language/schema/raw/master/csl-citation.json&quot;} RNDIENECxaKdg"/><text:span text:style-name="T50">(PERRONNE; GABA, 2017)</text:span><text:reference-mark-end text:name="ADDIN CSL_CITATION {&quot;citationItems&quot;: [{&quot;id&quot;: &quot;ITEM-1&quot;, &quot;itemData&quot;: {&quot;DOI&quot;: &quot;10.1016/j.ppees.2017.01.004&quot;, &quot;author&quot;: [{&quot;dropping-particle&quot;: &quot;&quot;, &quot;family&quot;: &quot;Perronne&quot;, &quot;given&quot;: &quot;R\u00e9mi&quot;, &quot;non-dropping-particle&quot;: &quot;&quot;, &quot;parse-names&quot;: false, &quot;suffix&quot;: &quot;&quot;}, {&quot;dropping-particle&quot;: &quot;&quot;, &quot;family&quot;: &quot;Gaba&quot;, &quot;given&quot;: &quot;Sabrina&quot;, &quot;non-dropping-particle&quot;: &quot;&quot;, &quot;parse-names&quot;: false, &quot;suffix&quot;: &quot;&quot;}], &quot;id&quot;: &quot;ITEM-1&quot;, &quot;issued&quot;: {&quot;date-parts&quot;: [[&quot;2017&quot;]]}, &quot;page&quot;: &quot;29-44&quot;, &quot;title&quot;: &quot;How to design trait-based analyses of community assembly mechanisms : Insights and guidelines from a literature review&quot;, &quot;type&quot;: &quot;article-journal&quot;, &quot;volume&quot;: &quot;25&quot;}, &quot;uris&quot;: [&quot;http://www.mendeley.com/documents/?uuid=9a7482d8-f56e-4e29-ab47-c0653dfbfa7b&quot;]}], &quot;mendeley&quot;: {&quot;formattedCitation&quot;: &quot;(PERRONNE; GABA, 2017)&quot;, &quot;plainTextFormattedCitation&quot;: &quot;(PERRONNE; GABA, 2017)&quot;}, &quot;properties&quot;: {&quot;noteIndex&quot;: 0}, &quot;schema&quot;: &quot;https://github.com/citation-style-language/schema/raw/master/csl-citation.json&quot;} RNDIENECxaKdg"/><text:span text:style-name="T50">⁠. </text:span><text:span text:style-name="T40">However </text:span><text:span text:style-name="T48">some THINGS are needed to point out: first, the increase in functional richness does not mean that the number of survival PLSs has increased, it actually decreased, what we found was only a change on the functional space occupation.</text:span><text:span text:style-name="T40"> the ab</text:span><text:span text:style-name="T40"><office:annotation><dc:creator>Bianca Rius</dc:creator><dc:date>2019-10-28T10:29:31.332843213</dc:date><loext:sender-initials>BR</loext:sender-initials><text:p text:style-name="P18"><text:span text:style-name="T76">Harsher environments. </text:span><text:span text:style-name="T77">harsher environments tends to conduct to convergence” </text:span></text:p><text:p text:style-name="P18"><text:span text:style-name="T78">(Wieczynski et al., 2019; Swenson et al., 2011)</text:span></text:p><text:p text:style-name="P15"><text:span text:style-name="T79"/></text:p></office:annotation></text:span><text:span text:style-name="T40">ove cited compensatory dynamics is a possible explanation for the increase in the functional space occupation. <text:s/></text:span><text:span text:style-name="T48">It also shows the importance of more rare traits in the long-term and large-scale ecological processes </text:span><text:span text:style-name="T49">since it increases the varity of responses to the possible future stress</text:span><text:span text:style-name="T48"> </text:span><text:reference-mark-start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fJ8jKFEKf"/><text:span text:style-name="T48">(VIOLLE et al., 2017)</text:span><text:reference-mark-end text:name="ADDIN CSL_CITATION {&quot;citationItems&quot;: [{&quot;id&quot;: &quot;ITEM-1&quot;, &quot;itemData&quot;: {&quot;DOI&quot;: &quot;10.1016/j.tree.2017.02.002&quot;, &quot;ISSN&quot;: &quot;0169-5347&quot;, &quot;author&quot;: [{&quot;dropping-particle&quot;: &quot;&quot;, &quot;family&quot;: &quot;Violle&quot;, &quot;given&quot;: &quot;Cyrille&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Mouquet&quot;, &quot;given&quot;: &quot;Nicolas&quot;, &quot;non-dropping-particle&quot;: &quot;&quot;, &quot;parse-names&quot;: false, &quot;suffix&quot;: &quot;&quot;}, {&quot;dropping-particle&quot;: &quot;&quot;, &quot;family&quot;: &quot;Munoz&quot;, &quot;given&quot;: &quot;Fran\u00e7ois&quot;, &quot;non-dropping-particle&quot;: &quot;&quot;, &quot;parse-names&quot;: false, &quot;suffix&quot;: &quot;&quot;}, {&quot;dropping-particle&quot;: &quot;&quot;, &quot;family&quot;: &quot;Kraft&quot;, &quot;given&quot;: &quot;Nathan J B&quot;, &quot;non-dropping-particle&quot;: &quot;&quot;, &quot;parse-names&quot;: false, &quot;suffix&quot;: &quot;&quot;}, {&quot;dropping-particle&quot;: &quot;&quot;, &quot;family&quot;: &quot;Cadotte&quot;, &quot;given&quot;: &quot;Marc W&quot;, &quot;non-dropping-particle&quot;: &quot;&quot;, &quot;parse-names&quot;: false, &quot;suffix&quot;: &quot;&quot;}, {&quot;dropping-particle&quot;: &quot;&quot;, &quot;family&quot;: &quot;Livingstone&quot;, &quot;given&quot;: &quot;Stuart W&quot;, &quot;non-dropping-particle&quot;: &quot;&quot;, &quot;parse-names&quot;: false, &quot;suffix&quot;: &quot;&quot;}, {&quot;dropping-particle&quot;: &quot;&quot;, &quot;family&quot;: &quot;Mouillot&quot;, &quot;given&quot;: &quot;David&quot;, &quot;non-dropping-particle&quot;: &quot;&quot;, &quot;parse-names&quot;: false, &quot;suffix&quot;: &quot;&quot;}], &quot;container-title&quot;: &quot;Trends in Ecology &amp; Evolution&quot;, &quot;id&quot;: &quot;ITEM-1&quot;, &quot;issue&quot;: &quot;5&quot;, &quot;issued&quot;: {&quot;date-parts&quot;: [[&quot;2017&quot;]]}, &quot;page&quot;: &quot;356-367&quot;, &quot;publisher&quot;: &quot;Elsevier Ltd&quot;, &quot;title&quot;: &quot;Functional Rarity : The Ecology of Outliers&quot;, &quot;type&quot;: &quot;article-journal&quot;, &quot;volume&quot;: &quot;32&quot;}, &quot;uris&quot;: [&quot;http://www.mendeley.com/documents/?uuid=0b74a5ef-28e3-4492-98cf-490ac65f42a1&quot;]}], &quot;mendeley&quot;: {&quot;formattedCitation&quot;: &quot;(VIOLLE et al., 2017)&quot;, &quot;plainTextFormattedCitation&quot;: &quot;(VIOLLE et al., 2017)&quot;, &quot;previouslyFormattedCitation&quot;: &quot;(VIOLLE et al., 2017)&quot;}, &quot;properties&quot;: {&quot;noteIndex&quot;: 0}, &quot;schema&quot;: &quot;https://github.com/citation-style-language/schema/raw/master/csl-citation.json&quot;} RND9fJ8jKFEKf"/><text:span text:style-name="T48">⁠. </text:span><text:span text:style-name="T49">It is also essential to consider that the analysis made for functional diversity has considered the whole amazon basin as a “unique” community. With the reduction on precipitation an increase on heterogenety of habitats was created, since the reduction of precipitation on areas where the precipitation was already low may create an habitat that support a very different type of community, for example, ones that can deal with a small amount of water. Future studies must consider the regionality of the basin.</text:span><text:span text:style-name="T48"> <text:s/></text:span><text:span text:style-name="T40"><office:annotation><dc:creator>Bianca Rius</dc:creator><dc:date>2019-04-24T14:57:48</dc:date><loext:sender-initials>BR</loext:sender-initials><text:p><text:span text:style-name="T75">Como o aumento da diversidade pode ajudar na estabilização a mudanças no ambiente (Gonzalez e Loreau 2009)</text:span></text:p></office:annotation></text:span></text:p>
      <text:p text:style-name="P1"><text:span text:style-name="T40"><text:tab/>The evennes (i.e. the abundance regularity in the frequency distribution of the trait values in a trait space) has also showed an increase for all the six functional traits (Table XXX and Figure XXX) what means that the reduced precipitation made that the distribution of trait 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40">(DE LA RIVA et al., 2017; MASON et al., 2005)</text:span><text:bookmark-end text:name="__UnoMark__8901_1941333831"/><text:span text:style-name="T40">⁠.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1"><text:soft-page-break/><text:span text:style-name="T40"><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40">(MASON et al., 2005)</text:span><text:bookmark-end text:name="__UnoMark__8905_1941333831"/><text:span text:style-name="T40">⁠. In that sense, high divergence could be a result of different, or even contrasting, strategies being able to deal with </text:span><text:span text:style-name="T47">the new conditions</text:span><text:span text:style-name="T40"> </text:span><text:bookmark-start text:name="__UnoMark__8910_1941333831"/><text:bookmark-start text:name="__UnoMark__8753_1941333831"/><text:bookmark-start text:name="__UnoMark__8909_1941333831"/><text:span text:style-name="T40">(FUNK et al., 2017)</text:span><text:bookmark-end text:name="__UnoMark__8910_1941333831"/><text:bookmark-end text:name="__UnoMark__8753_1941333831"/><text:bookmark-end text:name="__UnoMark__8909_1941333831"/><text:span text:style-name="T40">⁠.</text:span><text:span text:style-name="T53"> The divergence decrease observed for the carbon residence time <text:s/>on leaves and woody tissues may be explained by the accounted trade-offs and by the model functioning. We observed a decrease on carbon allocation for these two plant compartments, so in order to maintain a</text:span><text:span text:style-name="T55">t least a positive carbon balance the selected strategies has maintained their abundance distribution</text:span><text:span text:style-name="T53"> </text:span><text:span text:style-name="T55">around</text:span><text:span text:style-name="T53"> high </text:span><text:span text:style-name="T55">values</text:span><text:span text:style-name="T53"> or d</text:span><text:span text:style-name="T55">id</text:span><text:span text:style-name="T53"> not change the frequency around the values before the disturbance.</text:span></text:p>
      <text:p text:style-name="P1"><text:tab/><text:span text:style-name="T40">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text:bookmark-start text:name="__UnoMark__4794_2387263433"/><text:span text:style-name="T40">(FAUSET et al., 2012)</text:span><text:bookmark-end text:name="__UnoMark__4793_2387263433"/><text:bookmark-end text:name="__UnoMark__4794_2387263433"/><text:span text:style-name="T40">⁠.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1"><text:tab/>Despite the interesting and innovative results found in this study some considerations need to be done. First, in order to analyse the different functional diversity facets, structure and composition, we have considered the whole Amazon basin as a unique community; however Amazon presents a high ecosystem heterogeneity caused by many abiot<text:span text:style-name="T68">i</text:span>cs factors such as edaphics, altitude, <text:s/>dry season lenght <text:soft-page-break/>e temperature that impacts the dynamics of the communities depending on the region <text:bookmark-start text:name="__UnoMark__4749_2387263433"/><text:bookmark-start text:name="__UnoMark__4779_2387263433"/><text:bookmark-start text:name="__UnoMark__4784_2387263433"/><text:bookmark-start text:name="__UnoMark__4786_2387263433"/><text:span text:style-name="T57">(LEVINE et al., 2016)</text:span><text:bookmark-end text:name="__UnoMark__4749_2387263433"/><text:bookmark-end text:name="__UnoMark__4779_2387263433"/><text:bookmark-end text:name="__UnoMark__4784_2387263433"/><text:bookmark-end text:name="__UnoMark__4786_2387263433"/>⁠. The lack of regionality distinction may have led to an overestimation of the functional diversity, especially regarding to the diversity of trait values <text:span text:style-name="T68">in the drought scenario</text:span>. Further studies should, in that sense, consider the different regions of Amazon in order <text:s/>to understand <text:s/>if different regions respond differently to changes in environmental conditions and how the different responses affects Amazon basin as a whole. Another <text:span text:style-name="T63">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Lastly, other traits more directly linked to the </text:span><text:span text:style-name="T64">ecosystem </text:span><text:span text:style-name="T63">response to drought such as </text:span><text:span text:style-name="T64">wood density </text:span><text:reference-mark-start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5ya1Kmnsf5"/><text:span text:style-name="T58">(AGUIRRE-GUTIÉRREZ et al., 2019; CHAVE et al., 2009; ROSNER, 2017)</text:span><text:reference-mark-end text:name="ADDIN CSL_CITATION {&quot;citationItems&quot;: [{&quot;id&quot;: &quot;ITEM-1&quot;, &quot;itemData&quot;: {&quot;DOI&quot;: &quot;10.20870/jph.2017.e001&quot;, &quot;ISSN&quot;: &quot;2426-413X&quot;, &quot;abstract&quot;: &quot;&lt;p class=\&quot;western\&quot; style=\&quot;margin-right: 0in; line-height: 100%;\&quot; align=\&quot;justify\&quot;&gt;&lt;strong&gt;&lt;span lang=\&quot;en-US\&quot;&gt;In this study, vulnerability to cavitation, &lt;/span&gt;&lt;span lang=\&quot;en-US\&quot;&gt;&lt;em&gt;P&lt;/em&gt;&lt;/span&gt;&lt;sub&gt;&lt;span lang=\&quot;en-US\&quot;&gt;50&lt;/span&gt;&lt;/sub&gt;&lt;span lang=\&quot;en-US\&quot;&gt; (i.e. the water potential causing 50 % loss of hydraulic conductivity), of Norway spruce trunkwood at different cambial age was related to wood density. Wood density was calculated from mass in the oven dry state related either to volume at the oven-dry state (dry wood density) or to volume at full saturation (basic wood density). Dry wood density and basic wood density were strongly linearly related (&lt;/span&gt;&lt;span lang=\&quot;en-US\&quot;&gt;&lt;em&gt;r&lt;/em&gt;&lt;/span&gt;&lt;span lang=\&quot;en-US\&quot;&gt;\u00b2 = 0.99); there was however a shift from the 1:1 reference line with increasing dry wood density. Dry wood density as well as basic wood density had similar high predictive qualities for &lt;/span&gt;&lt;span lang=\&quot;en-US\&quot;&gt;&lt;em&gt;P&lt;/em&gt;&lt;/span&gt;&lt;sub&gt;&lt;span lang=\&quot;en-US\&quot;&gt;50&lt;/span&gt;&lt;/sub&gt;&lt;span lang=\&quot;en-US\&quot;&gt; (&lt;/span&gt;&lt;span lang=\&quot;en-US\&quot;&gt;&lt;em&gt;r&lt;/em&gt;&lt;/span&gt;&lt;span lang=\&quot;en-US\&quot;&gt;\u00b2 = 0.85). The quadratic regression lines took however a quite different course below -4 MPa because volume shrinkage increased with increasing dry wood density. For Norway spruce sapwood with high dry wood density, mixing up different wood density traits would thus result in a predicted overestimation or underestimation of vulnerability to cavitation. Gravimetrically wood density measurements at different moisture contents (starting at full saturation) are easily to achieve on standard size specimens and the conversion curves obtained will be of high value for future ecological studies on other species and across species.&lt;/span&gt;&lt;/strong&gt;&lt;/p&gt;&quot;, &quot;author&quot;: [{&quot;dropping-particle&quot;: &quot;&quot;, &quot;family&quot;: &quot;Rosner&quot;, &quot;given&quot;: &quot;Sabine&quot;, &quot;non-dropping-particle&quot;: &quot;&quot;, &quot;parse-names&quot;: false, &quot;suffix&quot;: &quot;&quot;}], &quot;container-title&quot;: &quot;Journal of Plant Hydraulics&quot;, &quot;id&quot;: &quot;ITEM-1&quot;, &quot;issued&quot;: {&quot;date-parts&quot;: [[&quot;2017&quot;]]}, &quot;page&quot;: &quot;001&quot;, &quot;title&quot;: &quot;Wood density as a proxy for vulnerability to cavitation: Size matters&quot;, &quot;type&quot;: &quot;article-journal&quot;, &quot;volume&quot;: &quot;4&quot;}, &quot;uris&quot;: [&quot;http://www.mendeley.com/documents/?uuid=64c173b2-4099-4444-8f58-9c57f55a4d4f&quot;]}, {&quot;id&quot;: &quot;ITEM-2&quot;, &quot;itemData&quot;: {&quot;DOI&quot;: &quot;10.1111/j.1461-0248.2009.01285.x&quot;, &quot;ISSN&quot;: &quot;14610248&quot;, &quot;abstract&quot;: &quot;Wood performs several essential functions in plants, including mechanically supporting aboveground tissue, storing water and other resources, and transporting sap. Woody tissues are likely to face physiological, structural and defensive trade-offs. How a plant optimizes among these competing functions can have major ecological implications, which have been under-appreciated by ecologists compared to the focus they have given to leaf function. To draw together our current understanding of wood function, we identify and collate data on the major wood functional traits, including the largest wood density database to date (8412 taxa), mechanical strength measures and anatomical features, as well as clade-specific features such as secondary chemistry. We then show how wood traits are related to one another, highlighting functional trade-offs, and to ecological and demographic plant features (growth form, growth rate, latitude, ecological setting). We suggest that, similar to the manifold that tree species leaf traits cluster around the 'leaf economics spectrum', a similar 'wood economics spectrum' may be defined. We then discuss the biogeography, evolution and biogeochemistry of the spectrum, and conclude by pointing out the major gaps in our current knowledge of wood functional traits.&quot;, &quot;author&quot;: [{&quot;dropping-particle&quot;: &quot;&quot;, &quot;family&quot;: &quot;Chave&quot;, &quot;given&quot;: &quot;Jerome&quot;, &quot;non-dropping-particle&quot;: &quot;&quot;, &quot;parse-names&quot;: false, &quot;suffix&quot;: &quot;&quot;}, {&quot;dropping-particle&quot;: &quot;&quot;, &quot;family&quot;: &quot;Coomes&quot;, &quot;given&quot;: &quot;David&quot;, &quot;non-dropping-particle&quot;: &quot;&quot;, &quot;parse-names&quot;: false, &quot;suffix&quot;: &quot;&quot;}, {&quot;dropping-particle&quot;: &quot;&quot;, &quot;family&quot;: &quot;Jansen&quot;, &quot;given&quot;: &quot;Steven&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Swenson&quot;, &quot;given&quot;: &quot;Nathan G.&quot;, &quot;non-dropping-particle&quot;: &quot;&quot;, &quot;parse-names&quot;: false, &quot;suffix&quot;: &quot;&quot;}, {&quot;dropping-particle&quot;: &quot;&quot;, &quot;family&quot;: &quot;Zanne&quot;, &quot;given&quot;: &quot;Amy E.&quot;, &quot;non-dropping-particle&quot;: &quot;&quot;, &quot;parse-names&quot;: false, &quot;suffix&quot;: &quot;&quot;}], &quot;container-title&quot;: &quot;Ecology Letters&quot;, &quot;id&quot;: &quot;ITEM-2&quot;, &quot;issue&quot;: &quot;4&quot;, &quot;issued&quot;: {&quot;date-parts&quot;: [[&quot;2009&quot;]]}, &quot;page&quot;: &quot;351-366&quot;, &quot;title&quot;: &quot;Towards a worldwide wood economics spectrum&quot;, &quot;type&quot;: &quot;article-journal&quot;, &quot;volume&quot;: &quot;12&quot;}, &quot;uris&quot;: [&quot;http://www.mendeley.com/documents/?uuid=d5e7ace5-42cd-43a3-af21-62586ae9ad45&quot;]}, {&quot;id&quot;: &quot;ITEM-3&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3&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 CHAVE et al., 2009; ROSNER, 2017)&quot;, &quot;plainTextFormattedCitation&quot;: &quot;(AGUIRRE-GUTI\u00c9RREZ et al., 2019; CHAVE et al., 2009; ROSNER, 2017)&quot;, &quot;previouslyFormattedCitation&quot;: &quot;(AGUIRRE-GUTI\u00c9RREZ et al., 2019; CHAVE et al., 2009; ROSNER, 2017)&quot;}, &quot;properties&quot;: {&quot;noteIndex&quot;: 0}, &quot;schema&quot;: &quot;https://github.com/citation-style-language/schema/raw/master/csl-citation.json&quot;} RND5ya1Kmnsf5"/><text:span text:style-name="T64">⁠, P50 </text:span><text:reference-mark-start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TXB59QJjoT"/><text:span text:style-name="T58">(BARROS et al., 2019; POWELL, 2017)</text:span><text:reference-mark-end text:name="ADDIN CSL_CITATION {&quot;citationItems&quot;: [{&quot;id&quot;: &quot;ITEM-1&quot;, &quot;itemData&quot;: {&quot;DOI&quot;: &quot;10.1111/nph.15909&quot;, &quot;ISSN&quot;: &quot;14698137&quot;, &quot;abstract&quot;: &quot;Summary Reducing uncertainties in the response of tropical forests to global change requires understanding how intra- and interannual climatic variability selects for different species, community functional composition and ecosystem functioning, so that the response to climatic events of differing frequency and severity can be predicted. Here we present an extensive dataset of hydraulic traits of dominant species in two tropical Amazon forests with contrasting precipitation regimes ? low seasonality forest (LSF) and high seasonality forest (HSF) ? and relate them to community and ecosystem response to the El Ni\u00f1o?Southern Oscillation (ENSO) of 2015. Hydraulic traits indicated higher drought tolerance in the HSF than in the LSF. Despite more intense drought and lower plant water potentials in HSF during the 2015-ENSO, greater xylem embolism resistance maintained similar hydraulic safety margin as in LSF. This likely explains how ecosystem-scale whole-forest canopy conductance at HSF maintained a similar response to atmospheric drought as at LSF, despite their water transport systems operating at different water potentials. Our results indicate that contrasting precipitation regimes (at seasonal and interannual time scales) select for assemblies of hydraulic traits and taxa at the community level, which may have a significant role in modulating forest drought response at ecosystem scales.&quot;, &quot;author&quot;: [{&quot;dropping-particle&quot;: &quot;V.&quot;, &quot;family&quot;: &quot;Barros&quot;, &quot;given&quot;: &quot;Fernanda de&quot;, &quot;non-dropping-particle&quot;: &quot;&quot;, &quot;parse-names&quot;: false, &quot;suffix&quot;: &quot;&quot;}, {&quot;dropping-particle&quot;: &quot;&quot;, &quot;family&quot;: &quot;Bittencourt&quot;, &quot;given&quot;: &quot;Paulo R.L.&quot;, &quot;non-dropping-particle&quot;: &quot;&quot;, &quot;parse-names&quot;: false, &quot;suffix&quot;: &quot;&quot;}, {&quot;dropping-particle&quot;: &quot;&quot;, &quot;family&quot;: &quot;Brum&quot;, &quot;given&quot;: &quot;Mauro&quot;, &quot;non-dropping-particle&quot;: &quot;&quot;, &quot;parse-names&quot;: false, &quot;suffix&quot;: &quot;&quot;}, {&quot;dropping-particle&quot;: &quot;&quot;, &quot;family&quot;: &quot;Restrepo-Coupe&quot;, &quot;given&quot;: &quot;Natalia&quot;, &quot;non-dropping-particle&quot;: &quot;&quot;, &quot;parse-names&quot;: false, &quot;suffix&quot;: &quot;&quot;}, {&quot;dropping-particle&quot;: &quot;&quot;, &quot;family&quot;: &quot;Pereira&quot;, &quot;given&quot;: &quot;Luciano&quot;, &quot;non-dropping-particle&quot;: &quot;&quot;, &quot;parse-names&quot;: false, &quot;suffix&quot;: &quot;&quot;}, {&quot;dropping-particle&quot;: &quot;&quot;, &quot;family&quot;: &quot;Teodoro&quot;, &quot;given&quot;: &quot;Grazielle S.&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Borma&quot;, &quot;given&quot;: &quot;Laura S.&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Penha&quot;, &quot;given&quot;: &quot;Deliane&quot;, &quot;non-dropping-particle&quot;: &quot;&quot;, &quot;parse-names&quot;: false, &quot;suffix&quot;: &quot;&quot;}, {&quot;dropping-particle&quot;: &quot;&quot;, &quot;family&quot;: &quot;Alves&quot;, &quot;given&quot;: &quot;Luciana F.&quot;, &quot;non-dropping-particle&quot;: &quot;&quot;, &quot;parse-names&quot;: false, &quot;suffix&quot;: &quot;&quot;}, {&quot;dropping-particle&quot;: &quot;&quot;, &quot;family&quot;: &quot;Lima&quot;, &quot;given&quot;: &quot;Adriano J.N.&quot;, &quot;non-dropping-particle&quot;: &quot;&quot;, &quot;parse-names&quot;: false, &quot;suffix&quot;: &quot;&quot;}, {&quot;dropping-particle&quot;: &quot;&quot;, &quot;family&quot;: &quot;Carneiro&quot;, &quot;given&quot;: &quot;Vilany M.C.&quot;, &quot;non-dropping-particle&quot;: &quot;&quot;, &quot;parse-names&quot;: false, &quot;suffix&quot;: &quot;&quot;}, {&quot;dropping-particle&quot;: &quot;&quot;, &quot;family&quot;: &quot;Gentine&quot;, &quot;given&quot;: &quot;Pierre&quot;, &quot;non-dropping-particle&quot;: &quot;&quot;, &quot;parse-names&quot;: false, &quot;suffix&quot;: &quot;&quot;}, {&quot;dropping-particle&quot;: &quot;&quot;, &quot;family&quot;: &quot;Lee&quot;, &quot;given&quot;: &quot;Jung Eun&quot;, &quot;non-dropping-particle&quot;: &quot;&quot;, &quot;parse-names&quot;: false, &quot;suffix&quot;: &quot;&quot;}, {&quot;dropping-particle&quot;: &quot;&quot;, &quot;family&quot;: &quot;Arag\u00e3o&quot;, &quot;given&quot;: &quot;Luiz E.O.C.&quot;, &quot;non-dropping-particle&quot;: &quot;&quot;, &quot;parse-names&quot;: false, &quot;suffix&quot;: &quot;&quot;}, {&quot;dropping-particle&quot;: &quot;&quot;, &quot;family&quot;: &quot;Ivanov&quot;, &quot;given&quot;: &quot;Valeriy&quot;, &quot;non-dropping-particle&quot;: &quot;&quot;, &quot;parse-names&quot;: false, &quot;suffix&quot;: &quot;&quot;}, {&quot;dropping-particle&quot;: &quot;&quot;, &quot;family&quot;: &quot;Leal&quot;, &quot;given&quot;: &quot;Leila S.M.&quot;, &quot;non-dropping-particle&quot;: &quot;&quot;, &quot;parse-names&quot;: false, &quot;suffix&quot;: &quot;&quot;}, {&quot;dropping-particle&quot;: &quot;&quot;, &quot;family&quot;: &quot;Araujo&quot;, &quot;given&quot;: &quot;Alessandro C.&quot;, &quot;non-dropping-particle&quot;: &quot;&quot;, &quot;parse-names&quot;: false, &quot;suffix&quot;: &quot;&quot;}, {&quot;dropping-particle&quot;: &quot;&quot;, &quot;family&quot;: &quot;Oliveira&quot;, &quot;given&quot;: &quot;Rafael S.&quot;, &quot;non-dropping-particle&quot;: &quot;&quot;, &quot;parse-names&quot;: false, &quot;suffix&quot;: &quot;&quot;}], &quot;container-title&quot;: &quot;New Phytologist&quot;, &quot;id&quot;: &quot;ITEM-1&quot;, &quot;issue&quot;: &quot;3&quot;, &quot;issued&quot;: {&quot;date-parts&quot;: [[&quot;2019&quot;]]}, &quot;page&quot;: &quot;1253-1266&quot;, &quot;title&quot;: &quot;Hydraulic traits explain differential responses of Amazonian forests to the 2015 El Ni\u00f1o-induced drought&quot;, &quot;type&quot;: &quot;article-journal&quot;, &quot;volume&quot;: &quot;223&quot;}, &quot;uris&quot;: [&quot;http://www.mendeley.com/documents/?uuid=f6a7111c-b9ac-4f61-887c-9a47f2277755&quot;]}, {&quot;id&quot;: &quot;ITEM-2&quot;, &quot;itemData&quot;: {&quot;author&quot;: [{&quot;dropping-particle&quot;: &quot;&quot;, &quot;family&quot;: &quot;Powell&quot;, &quot;given&quot;: &quot;Thomas&quot;, &quot;non-dropping-particle&quot;: &quot;&quot;, &quot;parse-names&quot;: false, &quot;suffix&quot;: &quot;&quot;}], &quot;id&quot;: &quot;ITEM-2&quot;, &quot;issued&quot;: {&quot;date-parts&quot;: [[&quot;2017&quot;]]}, &quot;title&quot;: &quot;Determining drought sensitivity of the Amazon forest : does plant hydraulics matter?&quot;, &quot;type&quot;: &quot;article-journal&quot;}, &quot;uris&quot;: [&quot;http://www.mendeley.com/documents/?uuid=c48313d5-0ebf-425b-986a-3cb10f5e2034&quot;]}], &quot;mendeley&quot;: {&quot;formattedCitation&quot;: &quot;(BARROS et al., 2019; POWELL, 2017)&quot;, &quot;plainTextFormattedCitation&quot;: &quot;(BARROS et al., 2019; POWELL, 2017)&quot;, &quot;previouslyFormattedCitation&quot;: &quot;(BARROS et al., 2019; POWELL, 2017)&quot;}, &quot;properties&quot;: {&quot;noteIndex&quot;: 0}, &quot;schema&quot;: &quot;https://github.com/citation-style-language/schema/raw/master/csl-citation.json&quot;} RNDTXB59QJjoT"/><text:span text:style-name="T64">⁠, height </text:span><text:reference-mark-start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ebB4IpWztJ"/><text:span text:style-name="T58">(PHILLIPS et al., 2010; ROWLAND et al., 2015)</text:span><text:reference-mark-end text:name="ADDIN CSL_CITATION {&quot;citationItems&quot;: [{&quot;id&quot;: &quot;ITEM-1&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1&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2&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2&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mendeley&quot;: {&quot;formattedCitation&quot;: &quot;(PHILLIPS et al., 2010; ROWLAND et al., 2015)&quot;, &quot;plainTextFormattedCitation&quot;: &quot;(PHILLIPS et al., 2010; ROWLAND et al., 2015)&quot;, &quot;previouslyFormattedCitation&quot;: &quot;(PHILLIPS et al., 2010; ROWLAND et al., 2015)&quot;}, &quot;properties&quot;: {&quot;noteIndex&quot;: 0}, &quot;schema&quot;: &quot;https://github.com/citation-style-language/schema/raw/master/csl-citation.json&quot;} RNDebB4IpWztJ"/><text:span text:style-name="T64">⁠ </text:span><text:span text:style-name="T63"><text:s/>(QUAIS </text:span><text:span text:style-name="T64">mais</text:span><text:span text:style-name="T63">?) </text:span><text:span text:style-name="T64">(COLOCAR REFERêNCIA). </text:span><text:span text:style-name="T65">Finally, is of primordial importance that further versions of CAETÊ include more advantages associated to the investment in woody tissues (together with the ones above cited). It would make a more discrete change on functional diversity.</text:span></text:p>
      <text:p text:style-name="P2"><office:annotation office:name="__Annotation__1053_27871668"><dc:creator>Bianca Rius</dc:creator><dc:date>2019-10-30T20:52:16.529752952</dc:date><loext:sender-initials>BR</loext:sender-initials><text:p text:style-name="P15"><text:span text:style-name="T72">Acho que isso já entra na conclusão</text:span></text:p></office:annotation><text:span text:style-name="T65"><text:tab/>It is always important to remember that the measurements regarding to f unctional diversity are highly dependent on the chosen functional traits. </text:span><text:span text:style-name="T67">A busca por atributos universais que demonstrem as principais relações como por exemplo em Díaz pode ajudar a sanar tais problemas.</text:span><text:span text:style-name="T66"><text:tab/></text:span><office:annotation-end office:name="__Annotation__1053_27871668"/><text:span text:style-name="T66"><text:tab/><text:tab/><text:tab/><text:tab/><text:tab/><text:tab/><text:tab/><text:tab/><text:tab/><text:tab/></text:span></text:p>
      <text:p text:style-name="P7">⁠</text:p>
      <text:p text:style-name="P4"><text:span text:style-name="Ref._20_de_20_comentário"><text:span text:style-name="T62"><text:tab/><text:tab/></text:span></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fo:font-weight="bold" style:font-weight-asian="bold"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136" style:display-name="ListLabel 136" style:family="text">
      <style:text-properties fo:font-weight="bold" style:font-weight-asian="bold"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fo:font-weight="bold" style:font-weight-asian="bold"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fo:font-weight="bold" style:font-weight-asian="bold"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Ref._20_de_20_comentário" style:display-name="Ref. de comentário" style:family="text">
      <style:text-properties fo:font-size="8pt" style:font-size-asian="8pt" style:font-size-complex="8pt"/>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9:25:11</meta:creation-date>
    <meta:initial-creator>Bianca Rius</meta:initial-creator>
    <dc:language>en-US</dc:language>
    <dc:creator>Bianca Rius</dc:creator>
    <dc:date>2020-01-28T01:03:00.127925526</dc:date>
    <meta:editing-cycles>43</meta:editing-cycles>
    <meta:editing-duration>P1DT1H7M7S</meta:editing-duration>
    <meta:generator>LibreOffice/6.0.3.2$Linux_X86_64 LibreOffice_project/00m0$Build-2</meta:generator>
    <meta:document-statistic meta:table-count="0" meta:image-count="0" meta:object-count="0" meta:page-count="7" meta:paragraph-count="19" meta:word-count="3057" meta:character-count="19848" meta:non-whitespace-character-count="16758"/>
    <meta:user-defined meta:name="Mendeley Citation Style_1">http://www.zotero.org/styles/universidade-estadual-paulista-campus-de-dracena-abnt</meta:user-defined>
    <meta:user-defined meta:name="Mendeley Document_1">True</meta:user-defined>
    <meta:user-defined meta:name="Mendeley Unique User Id_1">749d104f-7c44-33fc-be0f-8ae5ad177ee8</meta:user-defined>
  </office:meta>
</office:document-meta>
</file>